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0fb98046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0a8329"/>
    </style:style>
    <style:style style:name="P41" style:family="paragraph" style:parent-style-name="Footnote">
      <style:text-properties officeooo:paragraph-rsid="105c5e96"/>
    </style:style>
    <style:style style:name="P42" style:family="paragraph" style:parent-style-name="Footnote">
      <style:text-properties style:font-name="Liberation Sans" officeooo:paragraph-rsid="1015e93a"/>
    </style:style>
    <style:style style:name="P43" style:family="paragraph" style:parent-style-name="Footnote">
      <style:paragraph-properties style:writing-mode="lr-tb"/>
      <style:text-properties officeooo:paragraph-rsid="104dd9dc"/>
    </style:style>
    <style:style style:name="P44" style:family="paragraph" style:parent-style-name="Footnote">
      <style:text-properties officeooo:paragraph-rsid="104cbf6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1073611"/>
    </style:style>
    <style:style style:name="P87" style:family="paragraph" style:parent-style-name="Standard">
      <style:text-properties officeooo:paragraph-rsid="1020f7f1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6" style:family="paragraph" style:parent-style-name="Standard">
      <style:paragraph-properties fo:text-align="center" style:justify-single-word="false"/>
      <style:text-properties officeooo:paragraph-rsid="0e82f1b0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34433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3" style:family="paragraph" style:parent-style-name="Standard">
      <style:text-properties officeooo:paragraph-rsid="0f99f892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font-name="Liberation Sans" fo:font-size="12pt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2" style:family="text">
      <style:text-properties officeooo:rsid="04473353"/>
    </style:style>
    <style:style style:name="T123" style:family="text">
      <style:text-properties officeooo:rsid="0f95a7a0"/>
    </style:style>
    <style:style style:name="T124" style:family="text">
      <style:text-properties officeooo:rsid="0f8f58bd"/>
    </style:style>
    <style:style style:name="T125" style:family="text">
      <style:text-properties officeooo:rsid="0aace3cd"/>
    </style:style>
    <style:style style:name="T126" style:family="text">
      <style:text-properties style:font-name="Ubuntu" fo:font-size="10pt" officeooo:rsid="04473353" style:font-size-asian="10pt" style:font-size-complex="10pt"/>
    </style:style>
    <style:style style:name="T127" style:family="text">
      <style:text-properties fo:font-size="10pt" officeooo:rsid="04473353" style:font-size-asian="10pt" style:font-size-complex="10pt"/>
    </style:style>
    <style:style style:name="T128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style:font-name="Liberation Sans" fo:font-size="10pt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5755b2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9fefdd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0f8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2518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1e14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11239fc7" style:font-size-asian="10pt" style:language-asian="nl" style:country-asian="NL" style:font-style-asian="normal" style:font-name-complex="Bitstream Vera Sans" style:font-size-complex="10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officeooo:rsid="10048e31"/>
    </style:style>
    <style:style style:name="T182" style:family="text">
      <style:text-properties style:font-name="Liberation Sans" officeooo:rsid="10048e31"/>
    </style:style>
    <style:style style:name="T183" style:family="text">
      <style:text-properties officeooo:rsid="10048e31" style:font-size-asian="11pt" style:font-size-complex="11pt"/>
    </style:style>
    <style:style style:name="T18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6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7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officeooo:rsid="101b90cf"/>
    </style:style>
    <style:style style:name="T194" style:family="text">
      <style:text-properties officeooo:rsid="10b5b188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officeooo:rsid="101e15d6"/>
    </style:style>
    <style:style style:name="T198" style:family="text">
      <style:text-properties officeooo:rsid="10a19599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font-name="Liberation Sans" fo:font-size="12pt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4"><text:span text:style-name="T100">Selecteer</text:span><text:span text:style-name="T96"> </text:span><text:span text:style-name="Strong_20_Emphasis"><text:span text:style-name="T101">1</text:span></text:span><text:span text:style-name="T102"> </text:span><text:span text:style-name="T103">Installatie voorbereiden</text:span><text:span text:style-name="T104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105">Start de computer op vanaf</text:span><text:span text:style-name="T105"><text:note text:id="ftn3" text:note-class="footnote"><text:note-citation>1</text:note-citation><text:note-body><text:p text:style-name="P41"><text:span text:style-name="T106">B</text:span><text:span text:style-name="T107">ootmenu/</text:span><text:span text:style-name="T106">S</text:span><text:span text:style-name="T107">etup</text:span><text:span text:style-name="T108"> via </text:span><text:span text:style-name="T109">é</text:span><text:span text:style-name="T110">é</text:span><text:span text:style-name="T106">n van de </text:span><text:span text:style-name="T111">v</text:span><text:span text:style-name="T112">eelgebruikte toetsen:</text:span><text:span text:style-name="T113"> </text:span><text:span text:style-name="T114">Esc</text:span><text:span text:style-name="T113">, </text:span><text:span text:style-name="T114">Delete</text:span><text:span text:style-name="T113">, </text:span><text:span text:style-name="T114">F1</text:span><text:span text:style-name="T113">, </text:span><text:span text:style-name="T114">F2</text:span><text:span text:style-name="T113">, </text:span><text:span text:style-name="T114">F9</text:span><text:span text:style-name="T113">, </text:span><text:span text:style-name="T114">F10</text:span><text:span text:style-name="T113">, </text:span><text:span text:style-name="T114">F11</text:span><text:span text:style-name="T113">, of </text:span><text:span text:style-name="T114">F12</text:span></text:p></text:note-body></text:note></text:span><text:span text:style-name="T105"> </text:span><text:span text:style-name="T115">een </text:span><text:span text:style-name="T116"><text:user-field-get text:name="Distro">Debian</text:user-field-get></text:span><text:span text:style-name="T117"><text:s/></text:span><text:span text:style-name="T118">Desktop</text:span><text:span text:style-name="T119"> </text:span><text:span text:style-name="T120">Live</text:span><text:span text:style-name="T121"><text:note text:id="ftn4" text:note-class="footnote"><text:note-citation>2</text:note-citation><text:note-body><text:p text:style-name="P42"><text:span text:style-name="T122">Vanaf een </text:span><text:span text:style-name="T123">L</text:span><text:span text:style-name="T122">ive </text:span><text:span text:style-name="T124">USB</text:span><text:span text:style-name="T125">-stick</text:span><text:span text:style-name="T126"> </text:span><text:span text:style-name="T122">kunt u opstarten en </text:span><text:span text:style-name="T127">met </text:span><text:span text:style-name="T128"><text:user-field-get text:name="Distro">Debian</text:user-field-get></text:span><text:span text:style-name="T128"><text:s/></text:span><text:span text:style-name="T122">werken zonder enige bestanden op de harde schijf te wijzigen en maakt ook installatie van </text:span><text:span text:style-name="T128"><text:user-field-get text:name="Distro">Debian</text:user-field-get></text:span><text:span text:style-name="T128"><text:s/></text:span><text:span text:style-name="T122">mogelijk.</text:span></text:p></text:note-body></text:note></text:span><text:span text:style-name="T129"> </text:span><text:span text:style-name="T130">USB</text:span><text:span text:style-name="T131">-stick</text:span><text:span text:style-name="T131"><text:note text:id="ftn5" text:note-class="footnote"><text:note-citation>3</text:note-citation><text:note-body><text:p text:style-name="P43"><text:span text:style-name="T132">Maak een opstartbare USB-stick</text:span><text:span text:style-name="T133">:</text:span><text:span text:style-name="Strong_20_Emphasis"><text:span text:style-name="T134"><text:line-break/></text:span></text:span><text:span text:style-name="T135">D</text:span><text:span text:style-name="T136">ow</text:span><text:span text:style-name="T137">nload </text:span><text:span text:style-name="T138">e</text:span><text:span text:style-name="T139">e</text:span><text:span text:style-name="T140">n</text:span><text:span text:style-name="T141"> </text:span><text:span text:style-name="T142">CD</text:span><text:span text:style-name="T143">-beeldbestand</text:span><text:span text:style-name="T137"> </text:span><text:span text:style-name="T144">(.iso) </text:span><text:span text:style-name="T145">v</text:span><text:span text:style-name="T146">anaf</text:span><text:span text:style-name="T147"> </text:span><text:a xlink:type="simple" xlink:href="https://www.debian.org/" text:style-name="Internet_20_link" text:visited-style-name="Visited_20_Internet_20_Link"><text:span text:style-name="T148">debian.org</text:span></text:a><text:span text:style-name="T147">, </text:span><text:span text:style-name="T149">klik </text:span><text:span text:style-name="T150">op </text:span><text:span text:style-name="sterk_20_accent_20_voetnoot"><text:span text:style-name="T151">Andere</text:span></text:span><text:span text:style-name="sterk_20_accent_20_voetnoot"><text:span text:style-name="T152"> downloads</text:span></text:span><text:span text:style-name="sterk_20_accent_20_voetnoot"><text:span text:style-name="T153"> (onder Download</text:span></text:span><text:span text:style-name="sterk_20_accent_20_voetnoot"><text:span text:style-name="T154">en</text:span></text:span><text:span text:style-name="sterk_20_accent_20_voetnoot"><text:span text:style-name="T153">)</text:span></text:span><text:span text:style-name="T150"> en vervolgens op </text:span><text:span text:style-name="T155">bijv</text:span><text:span text:style-name="T156">oo</text:span><text:span text:style-name="T157">rbeeld</text:span><text:span text:style-name="T150"> </text:span><text:span text:style-name="sterk_20_accent_20_voetnoot"><text:span text:style-name="T152">Live-G</text:span></text:span><text:span text:style-name="sterk_20_accent_20_voetnoot"><text:span text:style-name="T158">NOME</text:span></text:span><text:span text:style-name="T150"> (onder </text:span><text:span text:style-name="T150"><text:user-field-get text:name="Distro">Debian</text:user-field-get></text:span><text:span text:style-name="T150"><text:s/>Live </text:span><text:span text:style-name="T159">uitproberen voordat u installeert</text:span><text:span text:style-name="T150">).</text:span></text:p><text:p text:style-name="P44"><text:span text:style-name="Strong_20_Emphasis"><text:span text:style-name="T160"><text:tab/></text:span></text:span><text:span text:style-name="T161">De volgende stappen staan beschreven in </text:span><text:span text:style-name="sterk_20_accent_20_voetnoot"><text:span text:style-name="T162">Linux informatie</text:span></text:span><text:span text:style-name="T161">, te vinden op </text:span><text:a xlink:type="simple" xlink:href="https://karelzimmer.nl/nl" text:style-name="Internet_20_link" text:visited-style-name="Visited_20_Internet_20_Link"><text:span text:style-name="T163">karelzimmer.nl/nl</text:span></text:a><text:span text:style-name="T161">.</text:span></text:p></text:note-body></text:note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0">Selecteer</text:span><text:span text:style-name="T165"> </text:span><text:span text:style-name="Strong_20_Emphasis"><text:span text:style-name="T166">Live </text:span></text:span><text:span text:style-name="Strong_20_Emphasis"><text:span text:style-name="T167">system (amd64)</text:span></text:span><text:span text:style-name="T168"> </text:span><text:span text:style-name="T169">en druk op de </text:span><text:span text:style-name="T170">Enter</text:span><text:span text:style-name="T171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72">Start de installatie</text:span><text:span text:style-name="T173"> </text:span><text:span text:style-name="T80">via </text:span><text:span text:style-name="T174">een </text:span><text:span text:style-name="T175">klik op </text:span><text:span text:style-name="Strong_20_Emphasis"><text:span text:style-name="T176">Activities</text:span></text:span><text:span text:style-name="T175"> en </text:span><text:span text:style-name="T177">een </text:span><text:span text:style-name="T175">klik op</text:span><text:span text:style-name="T178"> </text:span><text:span text:style-name="Strong_20_Emphasis"><text:span text:style-name="T179">Install Debian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81">Typ</text:span><text:span text:style-name="T182"> </text:span><text:span text:style-name="User_20_Entry"><text:span text:style-name="T183">live</text:span></text:span><text:span text:style-name="T182"> als</text:span><text:span text:style-name="T18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84">Volg de installatieschermen en vul deze in.</text:span></text:span><text:span text:style-name="T185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6">Maak verbinding met het </text:span><text:span text:style-name="T187">netwerk</text:span><text:span text:style-name="T186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72">Bij </text:span><text:span text:style-name="Strong_20_Emphasis"><text:span text:style-name="T188">Welcome</text:span></text:span><text:span text:style-name="T172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9">K</text:span><text:span text:style-name="T172">ies </text:span><text:span text:style-name="Strong_20_Emphasis"><text:span text:style-name="T188">Nederlands</text:span></text:span><text:span text:style-name="T172"> </text:span><text:span text:style-name="T190">en klik op </text:span><text:span text:style-name="Strong_20_Emphasis"><text:span text:style-name="T191">Volgende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92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93">B</text:span>ij <text:span text:style-name="T192">Regio</text:span> <text:span text:style-name="T193">kies</text:span> <text:span text:style-name="T192">Europa</text:span> 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92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7">K</text:span>ies <text:span text:style-name="T192">English (US)</text:span> <text:span text:style-name="T198">en </text:span><text:span text:style-name="Strong_20_Emphasis"><text:span text:style-name="T198">English (US, intl., with dead keys)</text:span></text:span><text:span text:style-name="T198">, </text:span>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9">Bij </text:span><text:span text:style-name="Strong_20_Emphasis"><text:span text:style-name="T200">Gebruikers</text:span></text:span><text:span text:style-name="T19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201">V</text:span><text:span text:style-name="T199">ul in </text:span><text:span text:style-name="Strong_20_Emphasis"><text:span text:style-name="T202">Wat is je naam?</text:span></text:span><text:span text:style-name="T203"> &lt;</text:span><text:span text:style-name="T204">gebruiker&gt;</text:span><text:span text:style-name="T205">,</text:span><text:span text:style-name="Strong_20_Emphasis"><text:span text:style-name="T206"><text:line-break/></text:span></text:span><text:span text:style-name="Strong_20_Emphasis"><text:span text:style-name="T202">Welke naam wil je gebruiken om in te loggen?</text:span></text:span><text:span text:style-name="T207"> &lt;</text:span><text:span text:style-name="T208">gebruikers</text:span><text:span text:style-name="T204">naam&gt;</text:span><text:span text:style-name="T172">,</text:span><text:span text:style-name="Strong_20_Emphasis"><text:span text:style-name="T209"><text:line-break/></text:span></text:span><text:span text:style-name="Strong_20_Emphasis"><text:span text:style-name="T210">Wat is de </text:span></text:span><text:span text:style-name="Strong_20_Emphasis"><text:span text:style-name="T202">naam van deze </text:span></text:span><text:span text:style-name="Strong_20_Emphasis"><text:span text:style-name="T210">computer</text:span></text:span><text:span text:style-name="Strong_20_Emphasis"><text:span text:style-name="T211"> </text:span></text:span><text:span text:style-name="T212">&lt;</text:span><text:span text:style-name="T204">computernaam&gt;</text:span><text:span text:style-name="T203">,</text:span></text:p>
            <text:p text:style-name="P66"><text:span text:style-name="T207">v</text:span><text:span text:style-name="T203">ul </text:span><text:span text:style-name="T213">tweemaal het </text:span><text:span text:style-name="Strong_20_Emphasis"><text:span text:style-name="T214">wachtwoord</text:span></text:span><text:span text:style-name="T213"> </text:span><text:span text:style-name="T203">in</text:span><text:span text:style-name="T215"> </text:span><text:span text:style-name="T190">en klik op </text:span><text:span text:style-name="Strong_20_Emphasis"><text:span text:style-name="T216">Volgende</text:span></text:span><text:span text:style-name="T190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7">Installatie </text:span></text:span><text:span text:style-name="Strong_20_Emphasis"><text:span text:style-name="T218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9">Aanmelden als </text:span><text:span text:style-name="T59">&lt;</text:span><text:span text:style-name="T61">gebruike</text:span><text:span text:style-name="T62">r&gt;</text:span><text:span text:style-name="T174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20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21">Volg de welkomstschermen.</text:span><text:span text:style-name="T222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23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24">Druk op de Super (Windows/command/vergrootglas) toets of klik in de linkerbovenhoek.</text:span><text:span text:style-name="T224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5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6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6"><text:span text:style-name="T74">T</text:span><text:span text:style-name="T75">yp </text:span><text:span text:style-name="User_20_Entry"><text:span text:style-name="T227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7"><text:span text:style-name="T100">Selecteer</text:span><text:span text:style-name="T228"> </text:span><text:span text:style-name="Strong_20_Emphasis"><text:span text:style-name="T229">3</text:span></text:span><text:span text:style-name="T230"> </text:span><text:span text:style-name="T231">Installatie</text:span><text:span text:style-name="T232"> </text:span><text:span text:style-name="T233">afronden</text:span><text:span text:style-name="T104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8"><text:span text:style-name="Strong_20_Emphasis"><text:span text:style-name="T234">Gebruiker inrichten</text:span></text:span></text:p>
        </text:list-item>
      </text:list>
      <text:p text:style-name="P8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1"><text:span text:style-name="T219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2"><text:span text:style-name="T235">E</text:span><text:span text:style-name="T236">v</text:span><text:span text:style-name="T237">en</text:span><text:span text:style-name="T238">t</text:span><text:span text:style-name="T239">uele </text:span><text:span text:style-name="T240">extra </text:span><text:span text:style-name="T70">gebruiker</text:span><text:span text:style-name="T240">s aanmelden </text:span><text:span text:style-name="T241">en dezelfde stappen uitvoeren</text:span><text:span text:style-name="T242">.</text:span></text:p></text:note-body></text:note></text:span><text:span text:style-name="T219">.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 table:style-name="Tabel2.3"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0"><text:span text:style-name="Strong_20_Emphasis"/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5"><text:span text:style-name="T243">Volg de welkomstschermen.</text:span><text:span text:style-name="T244"/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7"><text:span text:style-name="T74">T</text:span><text:span text:style-name="T75">yp </text:span><text:span text:style-name="User_20_Entry"><text:span text:style-name="T245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246">KZ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6" office:value-type="string">
            <text:p text:style-name="P99"><text:span text:style-name="T100">Selecteer</text:span><text:span text:style-name="T228"> </text:span><text:span text:style-name="Strong_20_Emphasis"><text:span text:style-name="T229">4</text:span></text:span><text:span text:style-name="T230"> </text:span><text:span text:style-name="T247">Gebruiker inrichten</text:span><text:span text:style-name="T104">.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7" office:value-type="string">
            <text:p text:style-name="P100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1"/>
      <text:p text:style-name="P102"/>
      <text:p text:style-name="P103"><text:span text:style-name="T248">E</text:span><text:span text:style-name="T249">inde c</text:span><text:span text:style-name="T250">hecklist, </text:span><text:span text:style-name="T251">d</text:span><text:span text:style-name="T250">e</text:span><text:span text:style-name="T252"> installatie van </text:span><text:span text:style-name="T252"><text:user-field-get text:name="Distro">Debian</text:user-field-get></text:span><text:span text:style-name="T117"><text:s/></text:span><text:span text:style-name="T118">Des</text:span><text:span text:style-name="T253">k</text:span><text:span text:style-name="T118">top</text:span><text:span text:style-name="T119"> </text:span><text:span text:style-name="T252">is voltooid.</text:span></text:p>
      <text:p text:style-name="P104"/>
      <text:list text:style-name="L2">
        <text:list-header>
          <text:p text:style-name="P105"><text:span text:style-name="T254">Geschreven door </text:span><text:a xlink:type="simple" xlink:href="mailto:info@karelzimmer.nl?subject=Checklist%20installatie%20Linux" text:style-name="Internet_20_link" text:visited-style-name="Visited_20_Internet_20_Link"><text:span text:style-name="T255">Karel Zimmer</text:span></text:a><text:span text:style-name="T256">.</text:span></text:p>
          <text:p text:style-name="P106"><text:span text:style-name="T257">Licentie </text:span><text:span text:style-name="T256">C</text:span><text:span text:style-name="T258">C0</text:span><text:span text:style-name="T256"> 1.0 </text:span><text:span text:style-name="T259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9"><text:s/></text:span><text:span text:style-name="T259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9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07T19:48:34.795364602">07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07T19:48:34.732725326</dc:date>
    <meta:keyword>Installatie</meta:keyword>
    <meta:keyword>Checklist</meta:keyword>
    <meta:keyword>Linux</meta:keyword>
    <meta:editing-cycles>7090</meta:editing-cycles>
    <meta:editing-duration>P12DT22H24M8S</meta:editing-duration>
    <meta:print-date>2025-02-26T16:34:17.960837243</meta:print-date>
    <meta:document-statistic meta:table-count="4" meta:image-count="2" meta:object-count="0" meta:page-count="4" meta:paragraph-count="95" meta:word-count="503" meta:character-count="3504" meta:non-whitespace-character-count="3052"/>
    <meta:user-defined meta:name="Info 1"/>
    <meta:user-defined meta:name="Info 2"/>
    <meta:user-defined meta:name="Info 3"/>
    <meta:user-defined meta:name="Info 4"/>
  </office:meta>
</office:document-meta>
</file>